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="none"/>
    </style:style>
    <style:style style:name="ce37" style:family="table-cell" style:parent-style-name="Default" style:data-style-name="N111"/>
    <style:style style:name="ce38" style:family="table-cell" style:parent-style-name="Default" style:data-style-name="N0">
      <style:table-cell-properties fo:background-color="#87d1d1" style:text-align-source="fix" style:repeat-content="false" fo:border="0.06pt solid #000000" style:vertical-align="automatic"/>
      <style:paragraph-properties fo:text-align="center"/>
    </style:style>
    <style:style style:name="ce39" style:family="table-cell" style:parent-style-name="Default" style:data-style-name="N0">
      <style:table-cell-properties fo:background-color="#59c5c7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41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fff200" fo:border="0.06pt solid #000000"/>
    </style:style>
    <style:style style:name="ce44" style:family="table-cell" style:parent-style-name="Default" style:data-style-name="N0"/>
    <style:style style:name="ce45" style:family="table-cell" style:parent-style-name="Default" style:data-style-name="N111">
      <style:table-cell-properties fo:border="none"/>
    </style:style>
    <style:style style:name="ce46" style:family="table-cell" style:parent-style-name="Default" style:data-style-name="N112">
      <style:table-cell-properties fo:border="0.06pt solid #000000"/>
    </style:style>
  </office:automatic-styles>
  <office:body>
    <office:spreadsheet>
      <table:table table:name="Исходные данные" table:style-name="ta1">
        <table:table-column table:style-name="co1" table:default-cell-style-name="Default"/>
        <table:table-column table:style-name="co1" table:number-columns-repeated="21" table:default-cell-style-name="ce32"/>
        <table:table-row table:style-name="ro1">
          <table:table-cell table:style-name="ce27" office:value-type="string" calcext:value-type="string">
            <text:p>23.12.2022</text:p>
          </table:table-cell>
          <table:table-cell table:style-name="Default" table:number-columns-repeated="21"/>
        </table:table-row>
        <table:table-row table:style-name="ro1">
          <table:table-cell table:style-name="ce27" office:value-type="string" calcext:value-type="string">
            <text:p>23.12.2023</text:p>
          </table:table-cell>
          <table:table-cell table:style-name="Default" table:number-columns-repeated="21"/>
        </table:table-row>
        <table:table-row table:style-name="ro1" table:number-rows-repeated="5">
          <table:table-cell/>
          <table:table-cell table:style-name="Default" table:number-columns-repeated="21"/>
        </table:table-row>
        <table:table-row table:style-name="ro1">
          <table:table-cell table:style-name="ce28" office:value-type="string" calcext:value-type="string" table:number-columns-spanned="1" table:number-rows-spanned="3">
            <text:p>№п/п</text:p>
          </table:table-cell>
          <table:table-cell table:style-name="ce29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34"/>
          <table:table-cell table:style-name="Default" table:number-columns-repeated="14"/>
        </table:table-row>
        <table:table-row table:style-name="ro1">
          <table:covered-table-cell table:style-name="ce3"/>
          <table:table-cell table:style-name="ce30" office:value-type="string" calcext:value-type="string">
            <text:p>T</text:p>
          </table:table-cell>
          <table:table-cell table:style-name="ce29" office:value-type="string" calcext:value-type="string" table:number-columns-spanned="3" table:number-rows-spanned="1">
            <text:p>G</text:p>
          </table:table-cell>
          <table:covered-table-cell table:number-columns-repeated="2" table:style-name="ce34"/>
          <table:table-cell table:style-name="ce29" office:value-type="string" calcext:value-type="string" table:number-columns-spanned="3" table:number-rows-spanned="1">
            <text:p>H</text:p>
          </table:table-cell>
          <table:covered-table-cell table:number-columns-repeated="2" table:style-name="ce34"/>
          <table:table-cell table:style-name="Default" table:number-columns-repeated="14"/>
        </table:table-row>
        <table:table-row table:style-name="ro1">
          <table:covered-table-cell table:style-name="ce3"/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Z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1" office:value-type="float" office:value="24.1289415359497" calcext:value-type="float">
            <text:p>24,13</text:p>
          </table:table-cell>
          <table:table-cell table:style-name="ce31" office:value-type="float" office:value="-6464" calcext:value-type="float">
            <text:p>-6464</text:p>
          </table:table-cell>
          <table:table-cell table:style-name="ce31" office:value-type="float" office:value="-1664.5" calcext:value-type="float">
            <text:p>-1664,5</text:p>
          </table:table-cell>
          <table:table-cell table:style-name="ce31" office:value-type="float" office:value="-326.5" calcext:value-type="float">
            <text:p>-326,5</text:p>
          </table:table-cell>
          <table:table-cell table:style-name="ce31" office:value-type="float" office:value="-15074" calcext:value-type="float">
            <text:p>-15074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-6308" calcext:value-type="float">
            <text:p>-6308</text:p>
          </table:table-cell>
          <table:table-cell office:value-type="string" calcext:value-type="string">
            <text:p>T1=25 Gz=max ЗУ=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1" office:value-type="float" office:value="24.2726348876954" calcext:value-type="float">
            <text:p>24,27</text:p>
          </table:table-cell>
          <table:table-cell table:style-name="ce31" office:value-type="float" office:value="-6603" calcext:value-type="float">
            <text:p>-6603</text:p>
          </table:table-cell>
          <table:table-cell table:style-name="ce31" office:value-type="float" office:value="-974.2" calcext:value-type="float">
            <text:p>-974,2</text:p>
          </table:table-cell>
          <table:table-cell table:style-name="ce31" office:value-type="float" office:value="-383.6" calcext:value-type="float">
            <text:p>-383,6</text:p>
          </table:table-cell>
          <table:table-cell table:style-name="ce31" office:value-type="float" office:value="-23540.8" calcext:value-type="float">
            <text:p>-23540,8</text:p>
          </table:table-cell>
          <table:table-cell table:style-name="ce31" office:value-type="float" office:value="14438.8" calcext:value-type="float">
            <text:p>14438,8</text:p>
          </table:table-cell>
          <table:table-cell table:style-name="ce31" office:value-type="float" office:value="-1029.6" calcext:value-type="float">
            <text:p>-1029,6</text:p>
          </table:table-cell>
          <table:table-cell office:value-type="string" calcext:value-type="string">
            <text:p>T1=25 Hz=max ЗУ=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1" office:value-type="float" office:value="24.4150562286377" calcext:value-type="float">
            <text:p>24,42</text:p>
          </table:table-cell>
          <table:table-cell table:style-name="ce31" office:value-type="float" office:value="-6464" calcext:value-type="float">
            <text:p>-6464</text:p>
          </table:table-cell>
          <table:table-cell table:style-name="ce31" office:value-type="float" office:value="-1666.5" calcext:value-type="float">
            <text:p>-1666,5</text:p>
          </table:table-cell>
          <table:table-cell table:style-name="ce31" office:value-type="float" office:value="-325.5" calcext:value-type="float">
            <text:p>-325,5</text:p>
          </table:table-cell>
          <table:table-cell table:style-name="ce31" office:value-type="float" office:value="-15048.5" calcext:value-type="float">
            <text:p>-15048,5</text:p>
          </table:table-cell>
          <table:table-cell table:style-name="ce31" office:value-type="float" office:value="536.5" calcext:value-type="float">
            <text:p>536,5</text:p>
          </table:table-cell>
          <table:table-cell table:style-name="ce31" office:value-type="float" office:value="-6293" calcext:value-type="float">
            <text:p>-6293</text:p>
          </table:table-cell>
          <table:table-cell office:value-type="string" calcext:value-type="string">
            <text:p>T1=25 Gx=max ЗУ=90 АЗ=90 <text:s/>Viz=0</text:p>
          </table:table-cell>
          <table:table-cell table:number-columns-repeated="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31" office:value-type="float" office:value="24.4659214019775" calcext:value-type="float">
            <text:p>24,47</text:p>
          </table:table-cell>
          <table:table-cell table:style-name="ce31" office:value-type="float" office:value="-6464" calcext:value-type="float">
            <text:p>-6464</text:p>
          </table:table-cell>
          <table:table-cell table:style-name="ce31" office:value-type="float" office:value="-1666" calcext:value-type="float">
            <text:p>-1666</text:p>
          </table:table-cell>
          <table:table-cell table:style-name="ce31" office:value-type="float" office:value="-325.5" calcext:value-type="float">
            <text:p>-325,5</text:p>
          </table:table-cell>
          <table:table-cell table:style-name="ce31" office:value-type="float" office:value="-15047.5" calcext:value-type="float">
            <text:p>-15047,5</text:p>
          </table:table-cell>
          <table:table-cell table:style-name="ce31" office:value-type="float" office:value="534.5" calcext:value-type="float">
            <text:p>534,5</text:p>
          </table:table-cell>
          <table:table-cell table:style-name="ce31" office:value-type="float" office:value="-6293" calcext:value-type="float">
            <text:p>-6293</text:p>
          </table:table-cell>
          <table:table-cell office:value-type="string" calcext:value-type="string">
            <text:p>T1=25 Hx=max <text:s/>Viz=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31" office:value-type="float" office:value="24.5104274749756" calcext:value-type="float">
            <text:p>24,51</text:p>
          </table:table-cell>
          <table:table-cell table:style-name="ce31" office:value-type="float" office:value="-6464.5" calcext:value-type="float">
            <text:p>-6464,5</text:p>
          </table:table-cell>
          <table:table-cell table:style-name="ce31" office:value-type="float" office:value="-1666" calcext:value-type="float">
            <text:p>-1666</text:p>
          </table:table-cell>
          <table:table-cell table:style-name="ce31" office:value-type="float" office:value="-325.5" calcext:value-type="float">
            <text:p>-325,5</text:p>
          </table:table-cell>
          <table:table-cell table:style-name="ce31" office:value-type="float" office:value="-15045" calcext:value-type="float">
            <text:p>-15045</text:p>
          </table:table-cell>
          <table:table-cell table:style-name="ce31" office:value-type="float" office:value="532.5" calcext:value-type="float">
            <text:p>532,5</text:p>
          </table:table-cell>
          <table:table-cell table:style-name="ce31" office:value-type="float" office:value="-6293" calcext:value-type="float">
            <text:p>-6293</text:p>
          </table:table-cell>
          <table:table-cell office:value-type="string" calcext:value-type="string">
            <text:p>T1=25 Gy=min Viz=90</text:p>
          </table:table-cell>
          <table:table-cell table:number-columns-repeated="13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1" office:value-type="float" office:value="24.5676498413086" calcext:value-type="float">
            <text:p>24,57</text:p>
          </table:table-cell>
          <table:table-cell table:style-name="ce31" office:value-type="float" office:value="-6463.5" calcext:value-type="float">
            <text:p>-6463,5</text:p>
          </table:table-cell>
          <table:table-cell table:style-name="ce31" office:value-type="float" office:value="-1665.5" calcext:value-type="float">
            <text:p>-1665,5</text:p>
          </table:table-cell>
          <table:table-cell table:style-name="ce31" office:value-type="float" office:value="-326" calcext:value-type="float">
            <text:p>-326</text:p>
          </table:table-cell>
          <table:table-cell table:style-name="ce31" office:value-type="float" office:value="-15042.5" calcext:value-type="float">
            <text:p>-15042,5</text:p>
          </table:table-cell>
          <table:table-cell table:style-name="ce31" office:value-type="float" office:value="530.5" calcext:value-type="float">
            <text:p>530,5</text:p>
          </table:table-cell>
          <table:table-cell table:style-name="ce31" office:value-type="float" office:value="-6293.5" calcext:value-type="float">
            <text:p>-6293,5</text:p>
          </table:table-cell>
          <table:table-cell office:value-type="string" calcext:value-type="string">
            <text:p>T1=25 Hy=min Viz=9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1" office:value-type="float" office:value="24.6185150146484" calcext:value-type="float">
            <text:p>24,62</text:p>
          </table:table-cell>
          <table:table-cell table:style-name="ce31" office:value-type="float" office:value="-6464" calcext:value-type="float">
            <text:p>-6464</text:p>
          </table:table-cell>
          <table:table-cell table:style-name="ce31" office:value-type="float" office:value="-1667" calcext:value-type="float">
            <text:p>-1667</text:p>
          </table:table-cell>
          <table:table-cell table:style-name="ce31" office:value-type="float" office:value="-325" calcext:value-type="float">
            <text:p>-325</text:p>
          </table:table-cell>
          <table:table-cell table:style-name="ce31" office:value-type="float" office:value="-15039" calcext:value-type="float">
            <text:p>-15039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1=25 Gx=min Viz=180</text:p>
          </table:table-cell>
          <table:table-cell table:number-columns-repeated="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1" office:value-type="float" office:value="24.6820964813232" calcext:value-type="float">
            <text:p>24,68</text:p>
          </table:table-cell>
          <table:table-cell table:style-name="ce31" office:value-type="float" office:value="-6464" calcext:value-type="float">
            <text:p>-6464</text:p>
          </table:table-cell>
          <table:table-cell table:style-name="ce31" office:value-type="float" office:value="-1666" calcext:value-type="float">
            <text:p>-1666</text:p>
          </table:table-cell>
          <table:table-cell table:style-name="ce31" office:value-type="float" office:value="-326" calcext:value-type="float">
            <text:p>-326</text:p>
          </table:table-cell>
          <table:table-cell table:style-name="ce31" office:value-type="float" office:value="-15037" calcext:value-type="float">
            <text:p>-15037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6" calcext:value-type="float">
            <text:p>-6286</text:p>
          </table:table-cell>
          <table:table-cell office:value-type="string" calcext:value-type="string">
            <text:p>T1=25 Hx=min Viz=18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1" office:value-type="float" office:value="24.7202434539795" calcext:value-type="float">
            <text:p>24,72</text:p>
          </table:table-cell>
          <table:table-cell table:style-name="ce31" office:value-type="float" office:value="-6465" calcext:value-type="float">
            <text:p>-6465</text:p>
          </table:table-cell>
          <table:table-cell table:style-name="ce31" office:value-type="float" office:value="-1666" calcext:value-type="float">
            <text:p>-1666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35" calcext:value-type="float">
            <text:p>-15035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-6291" calcext:value-type="float">
            <text:p>-6291</text:p>
          </table:table-cell>
          <table:table-cell office:value-type="string" calcext:value-type="string">
            <text:p>T1=25 Gy=max Viz=270</text:p>
          </table:table-cell>
          <table:table-cell table:number-columns-repeated="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1" office:value-type="float" office:value="24.7647504806518" calcext:value-type="float">
            <text:p>24,76</text:p>
          </table:table-cell>
          <table:table-cell table:style-name="ce31" office:value-type="float" office:value="-6465" calcext:value-type="float">
            <text:p>-6465</text:p>
          </table:table-cell>
          <table:table-cell table:style-name="ce31" office:value-type="float" office:value="-1667.5" calcext:value-type="float">
            <text:p>-1667,5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32.5" calcext:value-type="float">
            <text:p>-15032,5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1=25 Hy=max Viz=27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1" office:value-type="float" office:value="24.7838249206543" calcext:value-type="float">
            <text:p>24,78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8" calcext:value-type="float">
            <text:p>-1668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33" calcext:value-type="float">
            <text:p>-15033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9" calcext:value-type="float">
            <text:p>-6289</text:p>
          </table:table-cell>
          <table:table-cell office:value-type="string" calcext:value-type="string">
            <text:p>T1=25 Gz=min ЗУ=18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1" office:value-type="float" office:value="24.8156156539917" calcext:value-type="float">
            <text:p>24,82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7" calcext:value-type="float">
            <text:p>-1667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33" calcext:value-type="float">
            <text:p>-15033</text:p>
          </table:table-cell>
          <table:table-cell table:style-name="ce31" office:value-type="float" office:value="530.5" calcext:value-type="float">
            <text:p>530,5</text:p>
          </table:table-cell>
          <table:table-cell table:style-name="ce31" office:value-type="float" office:value="-6288.5" calcext:value-type="float">
            <text:p>-6288,5</text:p>
          </table:table-cell>
          <table:table-cell office:value-type="string" calcext:value-type="string">
            <text:p>T1=25 Hz=min ЗУ=180+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office:value-type="string" calcext:value-type="string">
            <text:p>ЗУ=90</text:p>
          </table:table-cell>
          <table:table-cell table:number-columns-repeated="13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office:value-type="string" calcext:value-type="string">
            <text:p>Нагрев до 125 градусов</text:p>
          </table:table-cell>
          <table:table-cell table:number-columns-repeated="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7" calcext:value-type="float">
            <text:p>-1667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8" calcext:value-type="float">
            <text:p>-15028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-6289" calcext:value-type="float">
            <text:p>-6289</text:p>
          </table:table-cell>
          <table:table-cell office:value-type="string" calcext:value-type="string">
            <text:p>T2=125 Gz=max ЗУ=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1" office:value-type="float" office:value="24.872838973999" calcext:value-type="float">
            <text:p>24,87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7" calcext:value-type="float">
            <text:p>-1667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28" calcext:value-type="float">
            <text:p>-15028</text:p>
          </table:table-cell>
          <table:table-cell table:style-name="ce31" office:value-type="float" office:value="537" calcext:value-type="float">
            <text:p>537</text:p>
          </table:table-cell>
          <table:table-cell table:style-name="ce31" office:value-type="float" office:value="-6291" calcext:value-type="float">
            <text:p>-6291</text:p>
          </table:table-cell>
          <table:table-cell office:value-type="string" calcext:value-type="string">
            <text:p>T2=125 Hz=max ЗУ=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31" office:value-type="float" office:value="24.885555267334" calcext:value-type="float">
            <text:p>24,89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6" calcext:value-type="float">
            <text:p>-1666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32" calcext:value-type="float">
            <text:p>-15032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2=125 Gx=max ЗУ=90 АЗ=90 <text:s/>Viz=0</text:p>
          </table:table-cell>
          <table:table-cell table:number-columns-repeated="13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31" office:value-type="float" office:value="24.8982715606689" calcext:value-type="float">
            <text:p>24,9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7" calcext:value-type="float">
            <text:p>-1667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7" calcext:value-type="float">
            <text:p>-15027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-6289" calcext:value-type="float">
            <text:p>-6289</text:p>
          </table:table-cell>
          <table:table-cell office:value-type="string" calcext:value-type="string">
            <text:p>T2=125 Hx=max <text:s/>Viz=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1" office:value-type="float" office:value="24.9109878540039" calcext:value-type="float">
            <text:p>24,91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8" calcext:value-type="float">
            <text:p>-1668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29" calcext:value-type="float">
            <text:p>-15029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-6287" calcext:value-type="float">
            <text:p>-6287</text:p>
          </table:table-cell>
          <table:table-cell office:value-type="string" calcext:value-type="string">
            <text:p>T2=125 Gy=min Viz=90</text:p>
          </table:table-cell>
          <table:table-cell table:number-columns-repeated="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1" office:value-type="float" office:value="24.9109878540039" calcext:value-type="float">
            <text:p>24,91</text:p>
          </table:table-cell>
          <table:table-cell table:style-name="ce31" office:value-type="float" office:value="-6465" calcext:value-type="float">
            <text:p>-6465</text:p>
          </table:table-cell>
          <table:table-cell table:style-name="ce31" office:value-type="float" office:value="-1668" calcext:value-type="float">
            <text:p>-1668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8" calcext:value-type="float">
            <text:p>-15028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3" calcext:value-type="float">
            <text:p>-6283</text:p>
          </table:table-cell>
          <table:table-cell office:value-type="string" calcext:value-type="string">
            <text:p>T2=125 Hy=min Viz=9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1" office:value-type="float" office:value="24.9237022399902" calcext:value-type="float">
            <text:p>24,92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8" calcext:value-type="float">
            <text:p>-1668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5" calcext:value-type="float">
            <text:p>-15025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2=125 Gx=min Viz=180</text:p>
          </table:table-cell>
          <table:table-cell table:number-columns-repeated="13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1" office:value-type="float" office:value="24.9364185333252" calcext:value-type="float">
            <text:p>24,94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5" calcext:value-type="float">
            <text:p>-15025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2=125 Hx=min Viz=18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1" office:value-type="float" office:value="24.9491348266602" calcext:value-type="float">
            <text:p>24,95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26" calcext:value-type="float">
            <text:p>-15026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7" calcext:value-type="float">
            <text:p>-6287</text:p>
          </table:table-cell>
          <table:table-cell office:value-type="string" calcext:value-type="string">
            <text:p>T2=125 Gy=max Viz=270</text:p>
          </table:table-cell>
          <table:table-cell table:number-columns-repeated="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1" office:value-type="float" office:value="24.9618511199951" calcext:value-type="float">
            <text:p>24,96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4" calcext:value-type="float">
            <text:p>-15024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9" calcext:value-type="float">
            <text:p>-6289</text:p>
          </table:table-cell>
          <table:table-cell office:value-type="string" calcext:value-type="string">
            <text:p>T2=125 Hy=max Viz=27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1" office:value-type="float" office:value="24.9745674133301" calcext:value-type="float">
            <text:p>24,97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24" calcext:value-type="float">
            <text:p>-15024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3" calcext:value-type="float">
            <text:p>-6283</text:p>
          </table:table-cell>
          <table:table-cell office:value-type="string" calcext:value-type="string">
            <text:p>T2=125 Gz=min ЗУ=18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31" office:value-type="float" office:value="24.987283706665" calcext:value-type="float">
            <text:p>24,99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3" calcext:value-type="float">
            <text:p>-15023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2=125 Hz=min ЗУ=180+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office:value-type="string" calcext:value-type="string">
            <text:p>ЗУ=90</text:p>
          </table:table-cell>
          <table:table-cell table:number-columns-repeated="13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office:value-type="string" calcext:value-type="string">
            <text:p>Остывание до 100 градусов</text:p>
          </table:table-cell>
          <table:table-cell table:number-columns-repeated="13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31" office:value-type="float" office:value="25.0381488800049" calcext:value-type="float">
            <text:p>25,04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3" calcext:value-type="float">
            <text:p>-15023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3=100 Gz=max ЗУ=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31" office:value-type="float" office:value="25.0381488800049" calcext:value-type="float">
            <text:p>25,04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2" calcext:value-type="float">
            <text:p>-15022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-6279" calcext:value-type="float">
            <text:p>-6279</text:p>
          </table:table-cell>
          <table:table-cell office:value-type="string" calcext:value-type="string">
            <text:p>T3=100 Hz=max ЗУ=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1" office:value-type="float" office:value="25.0508651733398" calcext:value-type="float">
            <text:p>25,05</text:p>
          </table:table-cell>
          <table:table-cell table:style-name="ce31" office:value-type="float" office:value="-6465" calcext:value-type="float">
            <text:p>-6465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8" calcext:value-type="float">
            <text:p>-15028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-6282" calcext:value-type="float">
            <text:p>-6282</text:p>
          </table:table-cell>
          <table:table-cell office:value-type="string" calcext:value-type="string">
            <text:p>T3=100 Gx=max ЗУ=90 АЗ=90 <text:s/>Viz=0</text:p>
          </table:table-cell>
          <table:table-cell table:number-columns-repeated="13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31" office:value-type="float" office:value="25.0635814666748" calcext:value-type="float">
            <text:p>25,06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1" calcext:value-type="float">
            <text:p>-15021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5" calcext:value-type="float">
            <text:p>-6285</text:p>
          </table:table-cell>
          <table:table-cell office:value-type="string" calcext:value-type="string">
            <text:p>T3=100 Hx=max <text:s/>Viz=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31" office:value-type="float" office:value="25.0826559066772" calcext:value-type="float">
            <text:p>25,08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68.5" calcext:value-type="float">
            <text:p>-1668,5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2" calcext:value-type="float">
            <text:p>-15022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-6283.5" calcext:value-type="float">
            <text:p>-6283,5</text:p>
          </table:table-cell>
          <table:table-cell office:value-type="string" calcext:value-type="string">
            <text:p>T3=100 Gy=min Viz=90</text:p>
          </table:table-cell>
          <table:table-cell table:number-columns-repeated="13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1" office:value-type="float" office:value="25.0953722000122" calcext:value-type="float">
            <text:p>25,1</text:p>
          </table:table-cell>
          <table:table-cell table:style-name="ce31" office:value-type="float" office:value="-6466.5" calcext:value-type="float">
            <text:p>-6466,5</text:p>
          </table:table-cell>
          <table:table-cell table:style-name="ce31" office:value-type="float" office:value="-1669.5" calcext:value-type="float">
            <text:p>-1669,5</text:p>
          </table:table-cell>
          <table:table-cell table:style-name="ce31" office:value-type="float" office:value="-327.5" calcext:value-type="float">
            <text:p>-327,5</text:p>
          </table:table-cell>
          <table:table-cell table:style-name="ce31" office:value-type="float" office:value="-15018.5" calcext:value-type="float">
            <text:p>-15018,5</text:p>
          </table:table-cell>
          <table:table-cell table:style-name="ce31" office:value-type="float" office:value="529.5" calcext:value-type="float">
            <text:p>529,5</text:p>
          </table:table-cell>
          <table:table-cell table:style-name="ce31" office:value-type="float" office:value="-6282.5" calcext:value-type="float">
            <text:p>-6282,5</text:p>
          </table:table-cell>
          <table:table-cell office:value-type="string" calcext:value-type="string">
            <text:p>T3=100 Hy=min Viz=9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31" office:value-type="float" office:value="25.1144466400146" calcext:value-type="float">
            <text:p>25,11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15" calcext:value-type="float">
            <text:p>-15015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-6285" calcext:value-type="float">
            <text:p>-6285</text:p>
          </table:table-cell>
          <table:table-cell office:value-type="string" calcext:value-type="string">
            <text:p>T3=100 Gx=min Viz=180</text:p>
          </table:table-cell>
          <table:table-cell table:number-columns-repeated="13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31" office:value-type="float" office:value="25.127161026001" calcext:value-type="float">
            <text:p>25,13</text:p>
          </table:table-cell>
          <table:table-cell table:style-name="ce31" office:value-type="float" office:value="-6466.5" calcext:value-type="float">
            <text:p>-6466,5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0" calcext:value-type="float">
            <text:p>-15020</text:p>
          </table:table-cell>
          <table:table-cell table:style-name="ce31" office:value-type="float" office:value="529.5" calcext:value-type="float">
            <text:p>529,5</text:p>
          </table:table-cell>
          <table:table-cell table:style-name="ce31" office:value-type="float" office:value="-6284.5" calcext:value-type="float">
            <text:p>-6284,5</text:p>
          </table:table-cell>
          <table:table-cell office:value-type="string" calcext:value-type="string">
            <text:p>T3=100 Hx=min Viz=18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31" office:value-type="float" office:value="25.1398773193359" calcext:value-type="float">
            <text:p>25,14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0" calcext:value-type="float">
            <text:p>-15020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3=100 Gy=max Viz=270</text:p>
          </table:table-cell>
          <table:table-cell table:number-columns-repeated="13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31" office:value-type="float" office:value="25.1398773193359" calcext:value-type="float">
            <text:p>25,14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20" calcext:value-type="float">
            <text:p>-15020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3=100 Hy=max Viz=27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1" office:value-type="float" office:value="25.1525936126709" calcext:value-type="float">
            <text:p>25,15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21" calcext:value-type="float">
            <text:p>-15021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-6283" calcext:value-type="float">
            <text:p>-6283</text:p>
          </table:table-cell>
          <table:table-cell office:value-type="string" calcext:value-type="string">
            <text:p>T3=100 Gz=min ЗУ=18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1" office:value-type="float" office:value="25.1653099060059" calcext:value-type="float">
            <text:p>25,17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7" calcext:value-type="float">
            <text:p>-327</text:p>
          </table:table-cell>
          <table:table-cell table:style-name="ce31" office:value-type="float" office:value="-15017" calcext:value-type="float">
            <text:p>-15017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-6286" calcext:value-type="float">
            <text:p>-6286</text:p>
          </table:table-cell>
          <table:table-cell office:value-type="string" calcext:value-type="string">
            <text:p>T3=100 Hz=min ЗУ=180+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number-columns-repeated="7" table:style-name="ce31" office:value-type="float" office:value="0" calcext:value-type="float">
            <text:p>0</text:p>
          </table:table-cell>
          <table:table-cell office:value-type="string" calcext:value-type="string">
            <text:p>Остывание до 32 градусов "Измерения проводятся на следующий день" </text:p>
          </table:table-cell>
          <table:table-cell table:number-columns-repeated="1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1" office:value-type="float" office:value="25.2034587860107" calcext:value-type="float">
            <text:p>25,2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15" calcext:value-type="float">
            <text:p>-15015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-6283" calcext:value-type="float">
            <text:p>-6283</text:p>
          </table:table-cell>
          <table:table-cell office:value-type="string" calcext:value-type="string">
            <text:p>T4=25 Gz=max ЗУ=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1" office:value-type="float" office:value="25.2034587860107" calcext:value-type="float">
            <text:p>25,2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21" calcext:value-type="float">
            <text:p>-15021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4=25 Hz=max ЗУ=Маг.Нак АЗ=0</text:p>
          </table:table-cell>
          <table:table-cell table:number-columns-repeated="1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31" office:value-type="float" office:value="25.2161750793457" calcext:value-type="float">
            <text:p>25,22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71" calcext:value-type="float">
            <text:p>-1671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09" calcext:value-type="float">
            <text:p>-15009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4=25 Gx=max ЗУ=90 АЗ=90 <text:s/>Viz=0</text:p>
          </table:table-cell>
          <table:table-cell table:number-columns-repeated="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31" office:value-type="float" office:value="25.2161750793457" calcext:value-type="float">
            <text:p>25,22</text:p>
          </table:table-cell>
          <table:table-cell table:style-name="ce31" office:value-type="float" office:value="-6466" calcext:value-type="float">
            <text:p>-6466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13" calcext:value-type="float">
            <text:p>-15013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-6281" calcext:value-type="float">
            <text:p>-6281</text:p>
          </table:table-cell>
          <table:table-cell office:value-type="string" calcext:value-type="string">
            <text:p>T4=25 Hx=max <text:s/>Viz=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31" office:value-type="float" office:value="25.2288913726807" calcext:value-type="float">
            <text:p>25,23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71" calcext:value-type="float">
            <text:p>-1671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14" calcext:value-type="float">
            <text:p>-15014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-6279" calcext:value-type="float">
            <text:p>-6279</text:p>
          </table:table-cell>
          <table:table-cell office:value-type="string" calcext:value-type="string">
            <text:p>T4=25 Gy=min Viz=90</text:p>
          </table:table-cell>
          <table:table-cell table:number-columns-repeated="13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1" office:value-type="float" office:value="25.2416076660156" calcext:value-type="float">
            <text:p>25,24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12" calcext:value-type="float">
            <text:p>-15012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-6287" calcext:value-type="float">
            <text:p>-6287</text:p>
          </table:table-cell>
          <table:table-cell office:value-type="string" calcext:value-type="string">
            <text:p>T4=25 Hy=min Viz=9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31" office:value-type="float" office:value="25.2416076660156" calcext:value-type="float">
            <text:p>25,24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71" calcext:value-type="float">
            <text:p>-1671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14" calcext:value-type="float">
            <text:p>-15014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79" calcext:value-type="float">
            <text:p>-6279</text:p>
          </table:table-cell>
          <table:table-cell office:value-type="string" calcext:value-type="string">
            <text:p>T4=25 Gx=min Viz=180</text:p>
          </table:table-cell>
          <table:table-cell table:number-columns-repeated="13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31" office:value-type="float" office:value="25.2543239593506" calcext:value-type="float">
            <text:p>25,25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71" calcext:value-type="float">
            <text:p>-1671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16" calcext:value-type="float">
            <text:p>-15016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4=25 Hx=min Viz=18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31" office:value-type="float" office:value="25.2670402526855" calcext:value-type="float">
            <text:p>25,27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13" calcext:value-type="float">
            <text:p>-15013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-6283" calcext:value-type="float">
            <text:p>-6283</text:p>
          </table:table-cell>
          <table:table-cell office:value-type="string" calcext:value-type="string">
            <text:p>T4=25 Gy=max Viz=270</text:p>
          </table:table-cell>
          <table:table-cell table:number-columns-repeated="13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1" office:value-type="float" office:value="25.2797565460205" calcext:value-type="float">
            <text:p>25,28</text:p>
          </table:table-cell>
          <table:table-cell table:style-name="ce31" office:value-type="float" office:value="-6467" calcext:value-type="float">
            <text:p>-6467</text:p>
          </table:table-cell>
          <table:table-cell table:style-name="ce31" office:value-type="float" office:value="-1670" calcext:value-type="float">
            <text:p>-1670</text:p>
          </table:table-cell>
          <table:table-cell table:style-name="ce31" office:value-type="float" office:value="-329" calcext:value-type="float">
            <text:p>-329</text:p>
          </table:table-cell>
          <table:table-cell table:style-name="ce31" office:value-type="float" office:value="-15010" calcext:value-type="float">
            <text:p>-15010</text:p>
          </table:table-cell>
          <table:table-cell table:style-name="ce31" office:value-type="float" office:value="530" calcext:value-type="float">
            <text:p>530</text:p>
          </table:table-cell>
          <table:table-cell table:style-name="ce31" office:value-type="float" office:value="-6284" calcext:value-type="float">
            <text:p>-6284</text:p>
          </table:table-cell>
          <table:table-cell office:value-type="string" calcext:value-type="string">
            <text:p>T4=25 Hy=max Viz=270+Маг.Нак</text:p>
          </table:table-cell>
          <table:table-cell table:number-columns-repeated="13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31" office:value-type="float" office:value="25.2797565460205" calcext:value-type="float">
            <text:p>25,28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68" calcext:value-type="float">
            <text:p>-1668</text:p>
          </table:table-cell>
          <table:table-cell table:style-name="ce31" office:value-type="float" office:value="-330" calcext:value-type="float">
            <text:p>-330</text:p>
          </table:table-cell>
          <table:table-cell table:style-name="ce31" office:value-type="float" office:value="-15013" calcext:value-type="float">
            <text:p>-15013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-6277" calcext:value-type="float">
            <text:p>-6277</text:p>
          </table:table-cell>
          <table:table-cell office:value-type="string" calcext:value-type="string">
            <text:p>T4=25 Gz=min ЗУ=180 АЗ=0</text:p>
          </table:table-cell>
          <table:table-cell table:number-columns-repeated="13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31" office:value-type="float" office:value="25.2924728393555" calcext:value-type="float">
            <text:p>25,29</text:p>
          </table:table-cell>
          <table:table-cell table:style-name="ce31" office:value-type="float" office:value="-6468" calcext:value-type="float">
            <text:p>-6468</text:p>
          </table:table-cell>
          <table:table-cell table:style-name="ce31" office:value-type="float" office:value="-1669" calcext:value-type="float">
            <text:p>-1669</text:p>
          </table:table-cell>
          <table:table-cell table:style-name="ce31" office:value-type="float" office:value="-328" calcext:value-type="float">
            <text:p>-328</text:p>
          </table:table-cell>
          <table:table-cell table:style-name="ce31" office:value-type="float" office:value="-15010" calcext:value-type="float">
            <text:p>-15010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-6288" calcext:value-type="float">
            <text:p>-6288</text:p>
          </table:table-cell>
          <table:table-cell office:value-type="string" calcext:value-type="string">
            <text:p>T4=25 Hz=min ЗУ=180+Маг.Нак АЗ=0</text:p>
          </table:table-cell>
          <table:table-cell table:number-columns-repeated="13"/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33"/>
          <table:table-cell table:number-columns-repeated="20"/>
        </table:table-row>
        <table:table-row table:style-name="ro1" table:number-rows-repeated="9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Calc" table:style-name="ta1">
        <table:table-column table:style-name="co1" table:default-cell-style-name="ce36"/>
        <table:table-column table:style-name="co1" table:number-columns-repeated="6" table:default-cell-style-name="ce35"/>
        <table:table-column table:style-name="co1" table:number-columns-repeated="3" table:default-cell-style-name="ce38"/>
        <table:table-column table:style-name="co1" table:number-columns-repeated="3" table:default-cell-style-name="ce37"/>
        <table:table-column table:style-name="co1" table:number-columns-repeated="3" table:default-cell-style-name="ce42"/>
        <table:table-row table:style-name="ro1">
          <table:table-cell table:style-name="ce35" office:value-type="string" calcext:value-type="string">
            <text:p>Temp</text:p>
          </table:table-cell>
          <table:table-cell office:value-type="string" calcext:value-type="string">
            <text:p>Gxmin</text:p>
          </table:table-cell>
          <table:table-cell office:value-type="string" calcext:value-type="string">
            <text:p>Gxmax</text:p>
          </table:table-cell>
          <table:table-cell office:value-type="string" calcext:value-type="string">
            <text:p>Gymin</text:p>
          </table:table-cell>
          <table:table-cell office:value-type="string" calcext:value-type="string">
            <text:p>Gymax</text:p>
          </table:table-cell>
          <table:table-cell office:value-type="string" calcext:value-type="string">
            <text:p>Gzmin</text:p>
          </table:table-cell>
          <table:table-cell office:value-type="string" calcext:value-type="string">
            <text:p>Gzmax</text:p>
          </table:table-cell>
          <table:table-cell table:style-name="ce35" office:value-type="string" calcext:value-type="string">
            <text:p>Gx offset</text:p>
          </table:table-cell>
          <table:table-cell table:style-name="ce35" office:value-type="string" calcext:value-type="string">
            <text:p>Gy offset</text:p>
          </table:table-cell>
          <table:table-cell table:style-name="ce35" office:value-type="string" calcext:value-type="string">
            <text:p>Gz offset</text:p>
          </table:table-cell>
          <table:table-cell table:style-name="ce35" office:value-type="string" calcext:value-type="string">
            <text:p>Gxsens</text:p>
          </table:table-cell>
          <table:table-cell table:style-name="ce35" office:value-type="string" calcext:value-type="string">
            <text:p>Gysens</text:p>
          </table:table-cell>
          <table:table-cell table:style-name="ce35" office:value-type="string" calcext:value-type="string">
            <text:p>Gzsens</text:p>
          </table:table-cell>
          <table:table-cell table:style-name="ce44" table:number-columns-repeated="3"/>
        </table:table-row>
        <table:table-row table:style-name="ro1">
          <table:table-cell table:style-name="ce35" table:formula="of:=['Исходные данные'.B52]" office:value-type="float" office:value="25.2034587860107" calcext:value-type="float">
            <text:p>25,2</text:p>
          </table:table-cell>
          <table:table-cell table:formula="of:=['Исходные данные'.C58]" office:value-type="float" office:value="-6468" calcext:value-type="float">
            <text:p>-6468</text:p>
          </table:table-cell>
          <table:table-cell table:formula="of:=['Исходные данные'.C54]" office:value-type="float" office:value="-6467" calcext:value-type="float">
            <text:p>-6467</text:p>
          </table:table-cell>
          <table:table-cell table:formula="of:=['Исходные данные'.D56]" office:value-type="float" office:value="-1671" calcext:value-type="float">
            <text:p>-1671</text:p>
          </table:table-cell>
          <table:table-cell table:formula="of:=['Исходные данные'.D60]" office:value-type="float" office:value="-1669" calcext:value-type="float">
            <text:p>-1669</text:p>
          </table:table-cell>
          <table:table-cell table:formula="of:=['Исходные данные'.E62]" office:value-type="float" office:value="-330" calcext:value-type="float">
            <text:p>-330</text:p>
          </table:table-cell>
          <table:table-cell table:formula="of:=['Исходные данные'.E52]" office:value-type="float" office:value="-328" calcext:value-type="float">
            <text:p>-328</text:p>
          </table:table-cell>
          <table:table-cell table:formula="of:=([.B2]+[.C2])/2*(-1)" office:value-type="float" office:value="6467.5" calcext:value-type="float">
            <text:p>6467,5</text:p>
          </table:table-cell>
          <table:table-cell table:formula="of:=([.D2]+[.E2])/2*(-1)" office:value-type="float" office:value="1670" calcext:value-type="float">
            <text:p>1670</text:p>
          </table:table-cell>
          <table:table-cell table:formula="of:=([.F2]+[.G2])/2*(-1)" office:value-type="float" office:value="329" calcext:value-type="float">
            <text:p>329</text:p>
          </table:table-cell>
          <table:table-cell table:style-name="ce41" table:formula="of:=([.H3]-[.H2])/([.A3]-[.A2])" office:value-type="float" office:value="6.8382864111552" calcext:value-type="float">
            <text:p>6,84</text:p>
          </table:table-cell>
          <table:table-cell table:style-name="ce41" table:formula="of:=([.I3]-[.I2])/([.A3]-[.A2])" office:value-type="float" office:value="2.5643574041832" calcext:value-type="float">
            <text:p>2,56</text:p>
          </table:table-cell>
          <table:table-cell table:style-name="ce41" table:formula="of:=([.J3]-[.J2])/([.A3]-[.A2])" office:value-type="float" office:value="3.4191432055776" calcext:value-type="float">
            <text:p>3,42</text:p>
          </table:table-cell>
          <table:table-cell table:formula="of:=[.C2]+[.H2]" office:value-type="float" office:value="0.5" calcext:value-type="float">
            <text:p>0,5</text:p>
          </table:table-cell>
          <table:table-cell table:formula="of:=[.E2]+[.I2]" office:value-type="float" office:value="1" calcext:value-type="float">
            <text:p>1</text:p>
          </table:table-cell>
          <table:table-cell table:formula="of:=[.G2]+[.J2]" office:value-type="float" office:value="1" calcext:value-type="float">
            <text:p>1</text:p>
          </table:table-cell>
        </table:table-row>
        <table:table-row table:style-name="ro1">
          <table:table-cell table:style-name="ce35" table:formula="of:=['Исходные данные'.B29]" office:value-type="float" office:value="24.9109878540039" calcext:value-type="float">
            <text:p>24,91</text:p>
          </table:table-cell>
          <table:table-cell table:formula="of:=['Исходные данные'.C45]" office:value-type="float" office:value="-6466" calcext:value-type="float">
            <text:p>-6466</text:p>
          </table:table-cell>
          <table:table-cell table:formula="of:=['Исходные данные'.C41]" office:value-type="float" office:value="-6465" calcext:value-type="float">
            <text:p>-6465</text:p>
          </table:table-cell>
          <table:table-cell table:formula="of:=['Исходные данные'.D43]" office:value-type="float" office:value="-1668.5" calcext:value-type="float">
            <text:p>-1668,5</text:p>
          </table:table-cell>
          <table:table-cell table:formula="of:=['Исходные данные'.D47]" office:value-type="float" office:value="-1670" calcext:value-type="float">
            <text:p>-1670</text:p>
          </table:table-cell>
          <table:table-cell table:formula="of:=['Исходные данные'.E49]" office:value-type="float" office:value="-328" calcext:value-type="float">
            <text:p>-328</text:p>
          </table:table-cell>
          <table:table-cell table:formula="of:=['Исходные данные'.E39]" office:value-type="float" office:value="-328" calcext:value-type="float">
            <text:p>-328</text:p>
          </table:table-cell>
          <table:table-cell table:formula="of:=([.B3]+[.C3])/2*(-1)" office:value-type="float" office:value="6465.5" calcext:value-type="float">
            <text:p>6465,5</text:p>
          </table:table-cell>
          <table:table-cell table:formula="of:=([.D3]+[.E3])/2*(-1)" office:value-type="float" office:value="1669.25" calcext:value-type="float">
            <text:p>1669,25</text:p>
          </table:table-cell>
          <table:table-cell table:formula="of:=([.F3]+[.G3])/2*(-1)" office:value-type="float" office:value="328" calcext:value-type="float">
            <text:p>328</text:p>
          </table:table-cell>
          <table:table-cell table:style-name="ce41" table:formula="of:=([.H4]-[.H3])/([.A4]-[.A3])" office:value-type="float" office:value="0.0495588658993169" calcext:value-type="float">
            <text:p>0,05</text:p>
          </table:table-cell>
          <table:table-cell table:style-name="ce41" table:formula="of:=([.I4]-[.I3])/([.A4]-[.A3])" office:value-type="float" office:value="-0.0743382988489753" calcext:value-type="float">
            <text:p>-0,07</text:p>
          </table:table-cell>
          <table:table-cell table:style-name="ce41" table:formula="of:=([.J4]-[.J3])/([.A4]-[.A3])" office:value-type="float" office:value="0.0495588658993169" calcext:value-type="float">
            <text:p>0,05</text:p>
          </table:table-cell>
          <table:table-cell table:formula="of:=[.C3]+[.H3]" office:value-type="float" office:value="0.5" calcext:value-type="float">
            <text:p>0,5</text:p>
          </table:table-cell>
          <table:table-cell table:formula="of:=[.E3]+[.I3]" office:value-type="float" office:value="-0.75" calcext:value-type="float">
            <text:p>-0,75</text:p>
          </table:table-cell>
          <table:table-cell table:formula="of:=[.G3]+[.J3]" office:value-type="float" office:value="0" calcext:value-type="float">
            <text:p>0</text:p>
          </table:table-cell>
        </table:table-row>
        <table:table-row table:style-name="ro1">
          <table:table-cell table:style-name="ce35" table:formula="of:=['Исходные данные'.B25]" office:value-type="float" office:value="35" calcext:value-type="float">
            <text:p>35</text:p>
          </table:table-cell>
          <table:table-cell table:formula="of:=['Исходные данные'.C31]" office:value-type="float" office:value="-6466" calcext:value-type="float">
            <text:p>-6466</text:p>
          </table:table-cell>
          <table:table-cell table:formula="of:=['Исходные данные'.C25]" office:value-type="float" office:value="-6466" calcext:value-type="float">
            <text:p>-6466</text:p>
          </table:table-cell>
          <table:table-cell table:formula="of:=['Исходные данные'.D29]" office:value-type="float" office:value="-1668" calcext:value-type="float">
            <text:p>-1668</text:p>
          </table:table-cell>
          <table:table-cell table:formula="of:=['Исходные данные'.D33]" office:value-type="float" office:value="-1669" calcext:value-type="float">
            <text:p>-1669</text:p>
          </table:table-cell>
          <table:table-cell table:formula="of:=['Исходные данные'.E35]" office:value-type="float" office:value="-329" calcext:value-type="float">
            <text:p>-329</text:p>
          </table:table-cell>
          <table:table-cell table:formula="of:=['Исходные данные'.E25]" office:value-type="float" office:value="-328" calcext:value-type="float">
            <text:p>-328</text:p>
          </table:table-cell>
          <table:table-cell table:formula="of:=([.B4]+[.C4])/2*(-1)" office:value-type="float" office:value="6466" calcext:value-type="float">
            <text:p>6466</text:p>
          </table:table-cell>
          <table:table-cell table:formula="of:=([.D4]+[.E4])/2*(-1)" office:value-type="float" office:value="1668.5" calcext:value-type="float">
            <text:p>1668,5</text:p>
          </table:table-cell>
          <table:table-cell table:formula="of:=([.F4]+[.G4])/2*(-1)" office:value-type="float" office:value="328.5" calcext:value-type="float">
            <text:p>328,5</text:p>
          </table:table-cell>
          <table:table-cell table:style-name="ce35" table:number-columns-repeated="3"/>
          <table:table-cell table:formula="of:=[.C4]+[.H4]" office:value-type="float" office:value="0" calcext:value-type="float">
            <text:p>0</text:p>
          </table:table-cell>
          <table:table-cell table:formula="of:=[.E4]+[.I4]" office:value-type="float" office:value="-0.5" calcext:value-type="float">
            <text:p>-0,5</text:p>
          </table:table-cell>
          <table:table-cell table:formula="of:=[.G4]+[.J4]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36" table:number-columns-repeated="8"/>
          <table:table-cell table:style-name="ce40" table:formula="of:=([.F5]+[.G5])/2*(-1)" office:value-type="float" office:value="-0" calcext:value-type="float">
            <text:p>0</text:p>
          </table:table-cell>
          <table:table-cell table:style-name="ce36" table:number-columns-repeated="6"/>
        </table:table-row>
        <table:table-row table:style-name="ro1">
          <table:table-cell/>
          <table:table-cell office:value-type="string" calcext:value-type="string">
            <text:p>Hxmin</text:p>
          </table:table-cell>
          <table:table-cell office:value-type="string" calcext:value-type="string">
            <text:p>Hxmax</text:p>
          </table:table-cell>
          <table:table-cell office:value-type="string" calcext:value-type="string">
            <text:p>Hymin</text:p>
          </table:table-cell>
          <table:table-cell office:value-type="string" calcext:value-type="string">
            <text:p>Hymax</text:p>
          </table:table-cell>
          <table:table-cell office:value-type="string" calcext:value-type="string">
            <text:p>Hzmin</text:p>
          </table:table-cell>
          <table:table-cell office:value-type="string" calcext:value-type="string">
            <text:p>Hzmax</text:p>
          </table:table-cell>
          <table:table-cell table:style-name="ce35" office:value-type="string" calcext:value-type="string">
            <text:p>Hx offset</text:p>
          </table:table-cell>
          <table:table-cell table:style-name="ce35" office:value-type="string" calcext:value-type="string">
            <text:p>Hy offset</text:p>
          </table:table-cell>
          <table:table-cell table:style-name="ce35" office:value-type="string" calcext:value-type="string">
            <text:p>Hz offset</text:p>
          </table:table-cell>
          <table:table-cell table:style-name="ce42" office:value-type="string" calcext:value-type="string">
            <text:p>Hxsens</text:p>
          </table:table-cell>
          <table:table-cell table:style-name="ce42" office:value-type="string" calcext:value-type="string">
            <text:p>Hysens</text:p>
          </table:table-cell>
          <table:table-cell table:style-name="ce42" office:value-type="string" calcext:value-type="string">
            <text:p>Hzsens</text:p>
          </table:table-cell>
          <table:table-cell table:number-columns-repeated="3"/>
        </table:table-row>
        <table:table-row table:style-name="ro1">
          <table:table-cell/>
          <table:table-cell table:formula="of:=['Исходные данные'.F59]" office:value-type="float" office:value="-15016" calcext:value-type="float">
            <text:p>-15016</text:p>
          </table:table-cell>
          <table:table-cell table:formula="of:=['Исходные данные'.F55]" office:value-type="float" office:value="-15013" calcext:value-type="float">
            <text:p>-15013</text:p>
          </table:table-cell>
          <table:table-cell table:formula="of:=['Исходные данные'.G57]" office:value-type="float" office:value="528" calcext:value-type="float">
            <text:p>528</text:p>
          </table:table-cell>
          <table:table-cell table:formula="of:=['Исходные данные'.G61]" office:value-type="float" office:value="530" calcext:value-type="float">
            <text:p>530</text:p>
          </table:table-cell>
          <table:table-cell table:formula="of:=['Исходные данные'.H63]" office:value-type="float" office:value="-6288" calcext:value-type="float">
            <text:p>-6288</text:p>
          </table:table-cell>
          <table:table-cell table:formula="of:=['Исходные данные'.H53]" office:value-type="float" office:value="-6284" calcext:value-type="float">
            <text:p>-6284</text:p>
          </table:table-cell>
          <table:table-cell table:style-name="ce39" table:formula="of:=([.B7]+[.C7])/2*(-1)" office:value-type="float" office:value="15014.5" calcext:value-type="float">
            <text:p>15014,5</text:p>
          </table:table-cell>
          <table:table-cell table:style-name="ce39" table:formula="of:=([.E7]+[.D7])/2*(-1)" office:value-type="float" office:value="-529" calcext:value-type="float">
            <text:p>-529</text:p>
          </table:table-cell>
          <table:table-cell table:style-name="ce39" table:formula="of:=([.F7]+[.G7])/2*(-1)" office:value-type="float" office:value="6286" calcext:value-type="float">
            <text:p>6286</text:p>
          </table:table-cell>
          <table:table-cell table:style-name="ce43" table:formula="of:=([.H8]-[.H7])/([.A3]-[.A2])" office:value-type="float" office:value="-20.5148592334656" calcext:value-type="float">
            <text:p>-20,51</text:p>
          </table:table-cell>
          <table:table-cell table:style-name="ce43" table:formula="of:=([.I8]-[.I7])/([.A3]-[.A2])" office:value-type="float" office:value="2.5643574041832" calcext:value-type="float">
            <text:p>2,56</text:p>
          </table:table-cell>
          <table:table-cell table:style-name="ce43" table:formula="of:=([.J8]-[.J7])/([.A3]-[.A2])" office:value-type="float" office:value="11.9670012195216" calcext:value-type="float">
            <text:p>11,97</text:p>
          </table:table-cell>
          <table:table-cell table:formula="of:=[.C7]+[.H7]" office:value-type="float" office:value="1.5" calcext:value-type="float">
            <text:p>1,5</text:p>
          </table:table-cell>
          <table:table-cell table:formula="of:=[.E7]+[.I7]" office:value-type="float" office:value="1" calcext:value-type="float">
            <text:p>1</text:p>
          </table:table-cell>
          <table:table-cell table:formula="of:=[.G7]+[.J7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'Исходные данные'.F46]" office:value-type="float" office:value="-15020" calcext:value-type="float">
            <text:p>-15020</text:p>
          </table:table-cell>
          <table:table-cell table:formula="of:=['Исходные данные'.F42]" office:value-type="float" office:value="-15021" calcext:value-type="float">
            <text:p>-15021</text:p>
          </table:table-cell>
          <table:table-cell table:formula="of:=['Исходные данные'.G44]" office:value-type="float" office:value="529.5" calcext:value-type="float">
            <text:p>529,5</text:p>
          </table:table-cell>
          <table:table-cell table:formula="of:=['Исходные данные'.G48]" office:value-type="float" office:value="530" calcext:value-type="float">
            <text:p>530</text:p>
          </table:table-cell>
          <table:table-cell table:formula="of:=['Исходные данные'.H50]" office:value-type="float" office:value="-6286" calcext:value-type="float">
            <text:p>-6286</text:p>
          </table:table-cell>
          <table:table-cell table:formula="of:=['Исходные данные'.H40]" office:value-type="float" office:value="-6279" calcext:value-type="float">
            <text:p>-6279</text:p>
          </table:table-cell>
          <table:table-cell table:style-name="ce39" table:formula="of:=([.B8]+[.C8])/2*(-1)" office:value-type="float" office:value="15020.5" calcext:value-type="float">
            <text:p>15020,5</text:p>
          </table:table-cell>
          <table:table-cell table:style-name="ce39" table:formula="of:=([.E8]+[.D8])/2*(-1)" office:value-type="float" office:value="-529.75" calcext:value-type="float">
            <text:p>-529,75</text:p>
          </table:table-cell>
          <table:table-cell table:style-name="ce39" table:formula="of:=([.F8]+[.G8])/2*(-1)" office:value-type="float" office:value="6282.5" calcext:value-type="float">
            <text:p>6282,5</text:p>
          </table:table-cell>
          <table:table-cell table:style-name="ce43" table:formula="of:=([.H9]-[.H8])/([.A4]-[.A3])" office:value-type="float" office:value="0.545147524892486" calcext:value-type="float">
            <text:p>0,55</text:p>
          </table:table-cell>
          <table:table-cell table:style-name="ce43" table:formula="of:=([.I9]-[.I8])/([.A4]-[.A3])" office:value-type="float" office:value="-0.421250360144193" calcext:value-type="float">
            <text:p>-0,42</text:p>
          </table:table-cell>
          <table:table-cell table:style-name="ce43" table:formula="of:=([.J9]-[.J8])/([.A4]-[.A3])" office:value-type="float" office:value="0.693824122590436" calcext:value-type="float">
            <text:p>0,69</text:p>
          </table:table-cell>
          <table:table-cell table:formula="of:=[.C8]+[.H8]" office:value-type="float" office:value="-0.5" calcext:value-type="float">
            <text:p>-0,5</text:p>
          </table:table-cell>
          <table:table-cell table:formula="of:=[.E8]+[.I8]" office:value-type="float" office:value="0.25" calcext:value-type="float">
            <text:p>0,25</text:p>
          </table:table-cell>
          <table:table-cell table:formula="of:=[.G8]+[.J8]" office:value-type="float" office:value="3.5" calcext:value-type="float">
            <text:p>3,5</text:p>
          </table:table-cell>
        </table:table-row>
        <table:table-row table:style-name="ro1">
          <table:table-cell/>
          <table:table-cell table:formula="of:=['Исходные данные'.F32]" office:value-type="float" office:value="-15025" calcext:value-type="float">
            <text:p>-15025</text:p>
          </table:table-cell>
          <table:table-cell table:formula="of:=['Исходные данные'.F28]" office:value-type="float" office:value="-15027" calcext:value-type="float">
            <text:p>-15027</text:p>
          </table:table-cell>
          <table:table-cell table:formula="of:=['Исходные данные'.G30]" office:value-type="float" office:value="534" calcext:value-type="float">
            <text:p>534</text:p>
          </table:table-cell>
          <table:table-cell table:formula="of:=['Исходные данные'.G34]" office:value-type="float" office:value="534" calcext:value-type="float">
            <text:p>534</text:p>
          </table:table-cell>
          <table:table-cell table:formula="of:=['Исходные данные'.H36]" office:value-type="float" office:value="-6288" calcext:value-type="float">
            <text:p>-6288</text:p>
          </table:table-cell>
          <table:table-cell table:formula="of:=['Исходные данные'.H26]" office:value-type="float" office:value="-6291" calcext:value-type="float">
            <text:p>-6291</text:p>
          </table:table-cell>
          <table:table-cell table:style-name="ce39" table:formula="of:=([.B9]+[.C9])/2*(-1)" office:value-type="float" office:value="15026" calcext:value-type="float">
            <text:p>15026</text:p>
          </table:table-cell>
          <table:table-cell table:style-name="ce39" table:formula="of:=([.E9]+[.D9])/2*(-1)" office:value-type="float" office:value="-534" calcext:value-type="float">
            <text:p>-534</text:p>
          </table:table-cell>
          <table:table-cell table:style-name="ce39" table:formula="of:=([.F9]+[.G9])/2*(-1)" office:value-type="float" office:value="6289.5" calcext:value-type="float">
            <text:p>6289,5</text:p>
          </table:table-cell>
          <table:table-cell table:style-name="ce42" table:number-columns-repeated="3"/>
          <table:table-cell table:formula="of:=[.C9]+[.H9]" office:value-type="float" office:value="-1" calcext:value-type="float">
            <text:p>-1</text:p>
          </table:table-cell>
          <table:table-cell table:formula="of:=[.E9]+[.I9]" office:value-type="float" office:value="0" calcext:value-type="float">
            <text:p>0</text:p>
          </table:table-cell>
          <table:table-cell table:formula="of:=[.G9]+[.J9]" office:value-type="float" office:value="-1.5" calcext:value-type="float">
            <text:p>-1,5</text:p>
          </table:table-cell>
        </table:table-row>
        <table:table-row table:style-name="ro1">
          <table:table-cell table:style-name="ce37" table:number-columns-repeated="10"/>
          <table:table-cell table:number-columns-repeated="3"/>
          <table:table-cell table:style-name="ce45" table:number-columns-repeated="3"/>
        </table:table-row>
        <table:table-row table:style-name="ro1">
          <table:table-cell table:style-name="ce37" table:number-columns-repeated="10"/>
          <table:table-cell table:number-columns-repeated="3"/>
          <table:table-cell table:style-name="ce46" table:formula="of:=([.N7]/[.N8]-1)/([.A3]-[.A2])" office:value-type="float" office:value="13.6765728223104" calcext:value-type="float">
            <text:p>13,676573</text:p>
          </table:table-cell>
          <table:table-cell table:style-name="ce46" table:formula="of:=([.O7]/[.O8]-1)/([.A3]-[.A2])" office:value-type="float" office:value="-10.2574296167328" calcext:value-type="float">
            <text:p>-10,257430</text:p>
          </table:table-cell>
          <table:table-cell table:style-name="ce46" table:formula="of:=([.P7]/[.P8]-1)/([.A3]-[.A2])" office:value-type="float" office:value="1.46534708810469" calcext:value-type="float">
            <text:p>1,465347</text:p>
          </table:table-cell>
        </table:table-row>
        <table:table-row table:style-name="ro1">
          <table:table-cell table:style-name="ce37" table:number-columns-repeated="10"/>
          <table:table-cell table:number-columns-repeated="3"/>
          <table:table-cell table:style-name="ce46" table:formula="of:=([.N8]/[.N9]-1)/([.A4]-[.A3])" office:value-type="float" office:value="-0.0495588658993169" calcext:value-type="float">
            <text:p>-0,049559</text:p>
          </table:table-cell>
          <table:table-cell table:style-name="ce46" table:formula="of:=([.O8]/[.O9]-1)/([.A4]-[.A3])" office:value-type="string" office:string-value="" calcext:value-type="error">
            <text:p>#ДЕЛ/0!</text:p>
          </table:table-cell>
          <table:table-cell table:style-name="ce46" table:formula="of:=([.P8]/[.P9]-1)/([.A4]-[.A3])" office:value-type="float" office:value="-0.330392439328779" calcext:value-type="float">
            <text:p>-0,3303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 number:title="Особый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.00.0000</text:date>, <text:time style:data-style-name="N2" text:time-value="08:46:41.5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23T15:13:13.16</meta:creation-date>
    <meta:editing-duration>PT2H58M33S</meta:editing-duration>
    <meta:editing-cycles>4</meta:editing-cycles>
    <meta:generator>LibreOffice/6.3.4.2$Windows_X86_64 LibreOffice_project/60da17e045e08f1793c57c00ba83cdfce946d0aa</meta:generator>
    <dc:date>2022-12-26T14:02:18.132000000</dc:date>
    <meta:document-statistic meta:table-count="2" meta:cell-count="610" meta:object-count="0"/>
    <meta:user-defined meta:name="Info 1"/>
    <meta:user-defined meta:name="Info 2"/>
    <meta:user-defined meta:name="Info 3"/>
    <meta:user-defined meta:name="Info 4"/>
  </office:meta>
</office:document-meta>
</file>